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4.45cm" fo:min-width="24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81cm" fo:min-width="9.63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2.86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.0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2.35cm" fo:min-width="16.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81cm" fo:min-width="2.652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68cm" fo:min-width="3.918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55cm" fo:min-width="4.2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cm" svg:height="14.8cm" svg:x="2cm" svg:y="1.9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133cm" svg:height="1.331cm" svg:x="3.1cm" svg:y="1.2cm">
          <draw:text-box>
            <text:p><text:span text:style-name="T1">Application before compile</text:span></text:p>
          </draw:text-box>
        </draw:frame>
        <draw:custom-shape draw:style-name="gr3" draw:text-style-name="P1" xml:id="id1" draw:id="id1" draw:layer="layout" svg:width="4.9cm" svg:height="3.1cm" svg:x="1.3cm" svg:y="7.5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3cm" svg:height="2.411cm" svg:x="2.27cm" svg:y="10.7cm">
          <draw:text-box>
            <text:p><text:span text:style-name="T1">Entry</text:span></text:p>
            <text:p><text:span text:style-name="T1">Point</text:span></text:p>
          </draw:text-box>
        </draw:frame>
        <draw:custom-shape draw:style-name="gr5" draw:text-style-name="P1" draw:layer="layout" svg:width="16.8cm" svg:height="12.7cm" svg:x="9.5cm" svg:y="3.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52cm" svg:height="1.331cm" svg:x="10.6cm" svg:y="2.5cm">
          <draw:text-box>
            <text:p><text:span text:style-name="T1">Library</text:span></text:p>
          </draw:text-box>
        </draw:frame>
        <draw:custom-shape draw:style-name="gr7" draw:text-style-name="P1" xml:id="id2" draw:id="id2" draw:layer="layout" svg:width="4.8cm" svg:height="2.9cm" svg:x="7.2cm" svg:y="5.1cm">
          <text:p text:style-name="P3"><text:span text:style-name="T1">Mixed</text:span></text:p>
          <text:p text:style-name="P3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9cm" svg:height="3.1cm" svg:x="13.9cm" svg:y="4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5.483cm" svg:y1="7.954cm" svg:x2="7.2cm" svg:y2="6.55cm" draw:start-shape="id1" draw:start-glue-point="11" draw:end-shape="id2" svg:d="M5483 7954l1717-1404" svg:viewBox="0 0 1718 1405">
          <text:p/>
        </draw:connector>
        <draw:connector draw:style-name="gr8" draw:text-style-name="P5" draw:layer="layout" draw:type="line" svg:x1="5.483cm" svg:y1="10.146cm" svg:x2="7cm" svg:y2="11.75cm" draw:start-shape="id1" draw:start-glue-point="9" draw:end-shape="id3" draw:end-glue-point="6" svg:d="M5483 10146l1517 1604" svg:viewBox="0 0 1518 1605">
          <text:p/>
        </draw:connector>
        <draw:custom-shape draw:style-name="gr7" draw:text-style-name="P1" xml:id="id5" draw:id="id5" draw:layer="layout" svg:width="4.8cm" svg:height="2.9cm" svg:x="14cm" svg:y="8.4cm">
          <text:p text:style-name="P3"><text:span text:style-name="T1">Mixed</text:span></text:p>
          <text:p text:style-name="P3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4.8cm" svg:height="2.9cm" svg:x="14cm" svg:y="12.3cm">
          <text:p text:style-name="P3"><text:span text:style-name="T1">Proof</text:span></text:p>
          <text:p text:style-name="P3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cm" svg:height="2.9cm" svg:x="20.8cm" svg:y="5.7cm">
          <text:p text:style-name="P3"><text:span text:style-name="T1">Proof</text:span></text:p>
          <text:p text:style-name="P3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.8cm" svg:height="2.9cm" svg:x="20.7cm" svg:y="10.8cm">
          <text:p text:style-name="P3"><text:span text:style-name="T1">Proof</text:span></text:p>
          <text:p text:style-name="P3"><text:span text:style-name="T1">Funct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2cm" svg:y1="6.55cm" svg:x2="13.9cm" svg:y2="5.55cm" draw:start-shape="id2" draw:start-glue-point="1" draw:end-shape="id4" draw:end-glue-point="6" svg:d="M12000 6550l1900-1000" svg:viewBox="0 0 1901 1001">
          <text:p/>
        </draw:connector>
        <draw:connector draw:style-name="gr8" draw:text-style-name="P5" draw:layer="layout" draw:type="line" svg:x1="11.183cm" svg:y1="10.654cm" svg:x2="14cm" svg:y2="9.85cm" draw:start-shape="id3" draw:start-glue-point="11" draw:end-shape="id5" draw:end-glue-point="3" svg:d="M11183 10654l2817-804" svg:viewBox="0 0 2818 805">
          <text:p/>
        </draw:connector>
        <draw:custom-shape draw:style-name="gr3" draw:text-style-name="P1" xml:id="id3" draw:id="id3" draw:layer="layout" svg:width="4.9cm" svg:height="3.1cm" svg:x="7cm" svg:y="10.2cm">
          <text:p text:style-name="P3"><text:span text:style-name="T1">Normal</text:span></text:p>
          <text:p text:style-name="P3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1.183cm" svg:y1="12.846cm" svg:x2="14cm" svg:y2="13.75cm" draw:start-shape="id3" draw:start-glue-point="9" draw:end-shape="id6" svg:d="M11183 12846l2817 904" svg:viewBox="0 0 2818 905">
          <text:p/>
        </draw:connector>
        <draw:connector draw:style-name="gr8" draw:text-style-name="P5" draw:layer="layout" draw:type="line" svg:x1="18.8cm" svg:y1="13.75cm" svg:x2="20.7cm" svg:y2="12.25cm" draw:start-shape="id6" draw:start-glue-point="1" draw:end-shape="id7" svg:d="M18800 13750l1900-1500" svg:viewBox="0 0 19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5:28:18.459290638</meta:creation-date>
    <dc:date>2015-09-05T12:16:16.774043773</dc:date>
    <meta:editing-duration>PT33M56S</meta:editing-duration>
    <meta:editing-cycles>33</meta:editing-cycles>
    <meta:generator>LibreOffice/5.0.1.2.0$Linux_X86_64 LibreOffice_project/00m0$Build-2</meta:generator>
    <meta:document-statistic meta:object-count="19"/>
  </office:meta>
</office:document-meta>
</file>